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/>
    </style:style>
    <style:style style:name="P2" style:family="paragraph" style:parent-style-name="Text_20_body">
      <style:paragraph-properties fo:margin-top="0in" fo:margin-bottom="0in" loext:contextual-spacing="false"/>
      <style:text-properties officeooo:rsid="0000c181" officeooo:paragraph-rsid="0000c181"/>
    </style:style>
    <style:style style:name="P3" style:family="paragraph" style:parent-style-name="Heading_20_3">
      <style:text-properties fo:font-style="italic" officeooo:rsid="00024a62" officeooo:paragraph-rsid="00024a62" style:font-style-asian="italic" style:font-style-complex="italic"/>
    </style:style>
    <style:style style:name="P4" style:family="paragraph" style:parent-style-name="Heading_20_2">
      <style:text-properties officeooo:rsid="0000c181" officeooo:paragraph-rsid="0000c181"/>
    </style:style>
    <style:style style:name="P5" style:family="paragraph" style:parent-style-name="Text_20_body" style:list-style-name="L1"/>
    <style:style style:name="P6" style:family="paragraph" style:parent-style-name="Text_20_body">
      <style:text-properties fo:font-size="14pt" fo:font-style="italic" officeooo:rsid="0000c181" officeooo:paragraph-rsid="0000c181" style:font-size-asian="14pt" style:font-style-asian="italic" style:font-size-complex="14pt" style:font-style-complex="italic"/>
    </style:style>
    <style:style style:name="P7" style:family="paragraph" style:parent-style-name="Text_20_body" style:list-style-name="L1">
      <style:paragraph-properties fo:margin-top="0in" fo:margin-bottom="0in" loext:contextual-spacing="false"/>
    </style:style>
    <style:style style:name="P8" style:family="paragraph" style:parent-style-name="Text_20_body">
      <style:paragraph-properties fo:margin-top="0in" fo:margin-bottom="0in" loext:contextual-spacing="false"/>
      <style:text-properties fo:font-size="14pt" fo:font-style="italic" officeooo:rsid="0000c181" officeooo:paragraph-rsid="0000c181" style:font-size-asian="14pt" style:font-style-asian="italic" style:font-size-complex="14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41ee0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3">My comments / responses in italics</text:h>
      <text:h text:style-name="P4" text:outline-level="2">What are they looking for?</text:h>
      <text:h text:style-name="Heading_20_3" text:outline-level="3">Enhancing Workforce Diversity and Inclusion</text:h>
      <text:p text:style-name="Text_20_body">… opportunity to discuss research into MOOC technologies as well <text:span text:style-name="T1">as the practical aspects of creating and offering MOOCs to diverse worldwide audiences.</text:span> Now ... latest advances in MOOCs.</text:p>
      <text:h text:style-name="Heading_20_4" text:outline-level="4">Topcis for Discussion</text:h>
      <text:p text:style-name="Text_20_body">We call for submissions from a variety of disciplines and topics. We encourage submissions that build on the theme of enhancing workforce diversity and inclusion. ... Example topics, though not limited to this list, include:</text:p>
      <text:list xml:id="list2103394596" text:style-name="L1">
        <text:list-item>
          <text:p text:style-name="P7">Increasing diversity through educational access </text:p>
        </text:list-item>
      </text:list>
      <text:p text:style-name="P8">As a disabled student, online education and MOOCs have been the key to my progression toward a Master’s degree. Without MOOCs, the option of on-campus, scheduled courses would make my education impossible.</text:p>
      <text:p text:style-name="P1"/>
      <text:list xml:id="list104337647216815" text:continue-numbering="true" text:style-name="L1">
        <text:list-item>
          <text:p text:style-name="P7">Assistive and inclusive MOOC techniques </text:p>
        </text:list-item>
        <text:list-item>
          <text:p text:style-name="P7">Expanding the learner community through MOOCs </text:p>
        </text:list-item>
      </text:list>
      <text:p text:style-name="P8">MOOCs didn’t meet their initial expectations in the developed world. By keyword searches, though, MOOCs hit a plateau and never lost ground.</text:p>
      <text:p text:style-name="P1"/>
      <text:list xml:id="list104339413701135" text:continue-numbering="true" text:style-name="L1">
        <text:list-item>
          <text:p text:style-name="P7">Social implications of MOOCs </text:p>
        </text:list-item>
      </text:list>
      <text:p text:style-name="P8">Leveling of educational participation, for example, the Coursera financial aid application</text:p>
      <text:p text:style-name="P1"/>
      <text:list xml:id="list104338184757454" text:continue-numbering="true" text:style-name="L1">
        <text:list-item>
          <text:p text:style-name="P7">Smart education and just-in-time learning techniques </text:p>
        </text:list-item>
      </text:list>
      <text:p text:style-name="P8">MOOCs bypass the textbook publishing process and related processes such as curation of teaching materials in OER. A MOOC can be updated in real-time to reflect new knowledge.</text:p>
      <text:p text:style-name="P1"/>
      <text:list xml:id="list104338120625009" text:continue-numbering="true" text:style-name="L1">
        <text:list-item>
          <text:p text:style-name="P7">Open content, open licensing, and MOOC delivery </text:p>
        </text:list-item>
      </text:list>
      <text:p text:style-name="P8">One area OER does provide a good example is support of Creative Commons</text:p>
      <text:p text:style-name="P1"/>
      <text:list xml:id="list104338444180780" text:continue-numbering="true" text:style-name="L1">
        <text:list-item>
          <text:p text:style-name="P7">International cooperation in MOOC projects </text:p>
        </text:list-item>
      </text:list>
      <text:p text:style-name="P8">Moodle is a great example of an open source project with international reach. Both developers and students worldwide have nearly equal access to all aspects of Moodle MOOCs.</text:p>
      <text:p text:style-name="P1"/>
      <text:list xml:id="list104338629979453" text:continue-numbering="true" text:style-name="L1">
        <text:list-item>
          <text:p text:style-name="P7"><text:soft-page-break/>Using MOOCs in employee training </text:p>
        </text:list-item>
      </text:list>
      <text:p text:style-name="P8">Open edX has become the standard learning platform at Microsoft and IBM</text:p>
      <text:p text:style-name="P2"/>
      <text:list xml:id="list104338827912526" text:continue-numbering="true" text:style-name="L1">
        <text:list-item>
          <text:p text:style-name="P7">Scaffolding courses and planning MOOC curricula </text:p>
        </text:list-item>
        <text:list-item>
          <text:p text:style-name="P7">On-line MOOC degree programs </text:p>
        </text:list-item>
      </text:list>
      <text:p text:style-name="P8">Georgia Tech has been a leader in this area, <text:span text:style-name="T2">and expanding, tell the whole Zvstory</text:span></text:p>
      <text:p text:style-name="P1"/>
      <text:list xml:id="list104339170750472" text:continue-numbering="true" text:style-name="L1">
        <text:list-item>
          <text:p text:style-name="P7">Learning analytics in MOOC courses </text:p>
        </text:list-item>
      </text:list>
      <text:p text:style-name="P8">This is a challenging area due to lack of both public data sets and common standards / schemas</text:p>
      <text:p text:style-name="P1"/>
      <text:list xml:id="list104339070418639" text:continue-numbering="true" text:style-name="L1">
        <text:list-item>
          <text:p text:style-name="P7">Learning science and educational research models based on MOOCs </text:p>
        </text:list-item>
      </text:list>
      <text:p text:style-name="P8">MOOCs allow greater flexibility in applying learning theories and, for group projects, team dynamics. <text:span text:style-name="T2">I just learned about “Just in Time Teaching” (JITT) mentioned above, this is right inline with my own interests in Lean/Agile/teams which are already in my paper.</text:span></text:p>
      <text:p text:style-name="P2"/>
      <text:list xml:id="list104338876007161" text:continue-numbering="true" text:style-name="L1">
        <text:list-item>
          <text:p text:style-name="P7">Learning engineers applying sound science with MOOC platforms </text:p>
        </text:list-item>
        <text:list-item>
          <text:p text:style-name="P5">Machine Learning, AI, and MOOC delivery </text:p>
        </text:list-item>
      </text:list>
      <text:p text:style-name="P6">Most common example, well covered in MOOC-based research, are attempts to analyze MOOC data and identify at-risk students. These students can be targeted with automated methods, leading to a more efficient use of resources.</text:p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0T01:27:18.921000000</meta:creation-date>
    <dc:date>2019-05-11T10:43:37.107000000</dc:date>
    <meta:editing-duration>PT1H7M33S</meta:editing-duration>
    <meta:editing-cycles>3</meta:editing-cycles>
    <meta:generator>LibreOffice/6.2.2.2$Windows_X86_64 LibreOffice_project/2b840030fec2aae0fd2658d8d4f9548af4e3518d</meta:generator>
    <meta:document-statistic meta:table-count="0" meta:image-count="0" meta:object-count="0" meta:page-count="2" meta:paragraph-count="31" meta:word-count="432" meta:character-count="2753" meta:non-whitespace-character-count="2352"/>
  </office:meta>
</office:document-meta>
</file>